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dientFormatter.getBackgroundColorString(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dientFormatter.hexToInt( String h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adientFormatter.intToHe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dientFormatter.getForegroundColorString(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dientFormatter.GradientFormatter( float maxScore , String minForegroundColor , String maxForegroundColor , String minBackgroundColor , String maxBackgroundCol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GradientFormatter.highlightTerm( String originalText , TokenGroup token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adientFormatter.getColorVal( int colorMin , int colorMax , float sc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